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Working perfect. But I have asked you multiple times to remove tasks section from admin dashboard. As task section is already being handled in manager dashboard, so there is no need of task section in admin dashboard. </text:span></text:p>
      <text:p text:style-name="P1"><text:span text:style-name="T1"/></text:p>
      <text:p text:style-name="P1"><text:span text:style-name="T1">when developer logs in there is no proper option to submit or mark project/task done for approval. Create a proper option for developer to submit project aggter attaching required files and adding remarks and comments. what basically happening is developer only add comments ad attach file nothing else. even when developer change the status to completed it only shows to developer completed but when manager or admin looks at the project status it shows original state like todo. so besides these markdown options, provide a proper section button or card to developer to submit a project. Developer must select a project assigned to him from dropdown menu. upload files, add remarks or comments. and click upload or submit. when developer submits files with remarks these must be visible to manager and admin in their specific sections and they must be able to view the details. when developer submist the project then manager may assign this done work to another developer like testers or someone else for further work or may submit work to client as completed project and may reassign project to previous developer with some more improvements, but these all things must be done with proper options buttons, cards availability. Everything should work correctly as intended. when manager submits done work to client with all files, client must be notified through mail that forexample your project is done login to view it. client must be able to view all files remarks etc. client may agree and disagree with the work. Incase client gets agree and accept the work. project with all details should be removed from the roles of admin, manager, and developer as project is accepted and there is no need of project data or details to be available at admin, manager, and developer's dashboard, but in this case project with all details must remain in client section. but provide a button of delete to client to delete any project from dashboard when there is no need of that project any more. but if client disagree with the project, and submits back, then project should not be removed from any role, and everyone must be able to track project status like where it is, throughout project lifecycle, and when client resubmits project incase he she is not satisfied with the work it must be submitted back to admin with complete client remarks and reasong which shows what is the problem, and why client is not satisdfied with the wor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